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P1" style:family="paragraph" style:parent-style-name="normal">
      <style:paragraph-properties fo:margin-left="0cm" fo:margin-right="0cm" fo:text-indent="0cm" style:auto-text-indent="false"/>
    </style:style>
    <style:style style:name="P2" style:family="paragraph" style:parent-style-name="normal" style:master-page-name="Standard">
      <style:paragraph-properties style:page-number="1"/>
    </style:style>
    <style:style style:name="P3" style:family="paragraph" style:parent-style-name="normal">
      <style:text-properties officeooo:rsid="000b39af" officeooo:paragraph-rsid="000b39af"/>
    </style:style>
    <style:style style:name="T1" style:family="text">
      <style:text-properties fo:font-size="16pt" style:font-size-asian="16pt" style:font-size-complex="16pt"/>
    </style:style>
    <style:style style:name="T2" style:family="text">
      <style:text-properties fo:font-size="16pt" officeooo:rsid="0009f87e" style:font-size-asian="16pt" style:font-size-complex="16pt"/>
    </style:style>
    <style:style style:name="T3" style:family="text">
      <style:text-properties fo:color="#1155cc" loext:opacity="100%"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Dokumenten- </text:span><text:span text:style-name="T2">und Videoübersicht</text:span><text:span text:style-name="T1"/></text:p>
      <text:p text:style-name="normal"><text:span text:style-name="T2"/></text:p>
      <text:p text:style-name="P3"><text:span text:style-name="T2">D</text:span><text:span text:style-name="T1">iese Datei ist auch nicht mehr nötig, so lange wir eine so kleine Gruppe sind. Wir kennen unser Zeugsl</text:span><text:span text:style-name="T1"/></text:p>
      <text:p text:style-name="P3"><text:span text:style-name="T1">JW 19.1.2024</text:span><text:span text:style-name="T1"/></text:p>
      <text:p text:style-name="normal"/>
      <text:p text:style-name="P3"/>
      <text:p text:style-name="normal"/>
      <text:p text:style-name="normal">Diese Datei enthält alle Links zu den Dokumenten, die in der Anfangszeit des Open Info Energy Projektes geschrieben werden. Wenn man ein neues Dokument angelegt hat, schreibt man eine kurze Beschreibung, was das Dokument enthält und listet den Link hier auf diesen Seiten. Dann kann man dieses Inhaltsverzeichnis verschicken und jeder hat alle Links. </text:p>
      <text:p text:style-name="P1"/>
      <text:p text:style-name="P1"/>
      <text:p text:style-name="Heading_20_2"><text:bookmark text:name="_4rr4aziwzr9k"/>Grundlegende Organisation</text:p>
      <text:p text:style-name="P1">Erste Gedanken, wie man das Open Info Energy Projekt organisieren könnte.</text:p>
      <text:p text:style-name="P1"/>
      <text:p text:style-name="P1"><text:a xlink:type="simple" xlink:href="https://docs.google.com/document/d/1oyM6M4JtSYOTIFelhP1jG7EfqaxfAhx3cMeSlWhEVUI/edit?usp=sharing" text:style-name="Standard" text:visited-style-name="Standard"><text:span text:style-name="T3">https://docs.google.com/document/d/1oyM6M4JtSYOTIFelhP1jG7EfqaxfAhx3cMeSlWhEVUI/edit?usp=sharing</text:span></text:a></text:p>
      <text:p text:style-name="P1"/>
      <text:p text:style-name="P1"/>
      <text:p text:style-name="P1"/>
      <text:p text:style-name="P1"/>
      <text:p text:style-name="P1"/>
      <text:p text:style-name="Heading_20_2"><text:bookmark text:name="_8ch3ntujc1ii"/>Arbeitspakete</text:p>
      <text:p text:style-name="P1">In diese Liste kann man Arbeitspakete eintragen und sie buchen, wenn man sie erledigen möchte. Es können sich mehrere Leute auf das gleiche Arbeitspaket buchen. </text:p>
      <text:p text:style-name="P1"/>
      <text:p text:style-name="P1"><text:a xlink:type="simple" xlink:href="https://docs.google.com/document/d/1QkiG0vx0IqO-vD1XooiaeafAm9luVOF0xqrq-CurDvE/edit?usp=sharing" text:style-name="Standard" text:visited-style-name="Standard"><text:span text:style-name="T3">https://docs.google.com/document/d/1QkiG0vx0IqO-vD1XooiaeafAm9luVOF0xqrq-CurDvE/edit?usp=sharing</text:span></text:a></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de" fo:country="D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de" fo:country="D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dc:date>2024-01-19T21:30:33.753000000</dc:date>
    <meta:editing-duration>PT2M18S</meta:editing-duration>
    <meta:editing-cycles>2</meta:editing-cycles>
    <meta:document-statistic meta:table-count="0" meta:image-count="0" meta:object-count="0" meta:page-count="1" meta:paragraph-count="10" meta:word-count="119" meta:character-count="960" meta:non-whitespace-character-count="849"/>
  </office:meta>
</office:document-meta>
</file>